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000000030001F6DF43B64286F5.png" manifest:media-type="image/png"/>
  <manifest:file-entry manifest:full-path="Pictures/10000201000001BC000001BC55E9F223C0DAA58D.png" manifest:media-type="image/png"/>
  <manifest:file-entry manifest:full-path="Pictures/100000000000050000000400CFD5F1B5CAC1120D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reo_25_20veo_5f_1280x1024_5f_1" draw:fill-image-width="100%" draw:fill-image-height="100%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1.423cm" fo:min-width="19.116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1.376cm" fo:min-width="4.75cm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reo-veo1-title">
      <style:graphic-properties draw:auto-grow-height="true" fo:min-height="2.63cm"/>
    </style:style>
    <style:style style:name="pr2" style:family="presentation" style:parent-style-name="reo-veo1-notes">
      <style:graphic-properties draw:fill-color="#ffffff" draw:auto-grow-height="true" fo:min-height="13.364cm"/>
    </style:style>
    <style:style style:name="P1" style:family="paragraph"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size="48pt" fo:font-style="italic" fo:text-shadow="1pt 1pt" style:font-size-asian="48pt" style:font-style-asian="italic" style:font-size-complex="48pt" style:font-style-complex="italic"/>
    </style:style>
    <style:style style:name="P3" style:family="paragraph">
      <loext:graphic-properties draw:fill="none" draw:fill-color="#ffff00"/>
      <style:text-properties fo:color="#ffff00"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style:style style:name="P4" style:family="paragraph">
      <loext:graphic-properties draw:fill-color="#ff33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00" fo:font-size="48pt" fo:font-style="italic" fo:text-shadow="1pt 1pt" fo:font-weight="bold" style:font-size-asian="48pt" style:font-style-asian="italic" style:font-weight-asian="bold" style:font-size-complex="4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o-veo1" presentation:presentation-page-layout-name="AL1T14">
        <office:forms form:automatic-focus="false" form:apply-design-mode="false"/>
        <draw:frame presentation:style-name="pr1" draw:text-style-name="P1" draw:layer="layout" svg:width="25.199cm" svg:height="2.63cm" svg:x="1.4cm" svg:y="0.627cm" presentation:class="title" presentation:user-transformed="true">
          <draw:text-box>
            <text:p text:style-name="P1"><text:span text:style-name="T1">Pasar canciones de OpenLP</text:span></text:p>
          </draw:text-box>
        </draw:frame>
        <draw:frame draw:style-name="gr1" draw:text-style-name="P3" draw:layer="layout" svg:width="19.616cm" svg:height="2.148cm" svg:x="7.884cm" svg:y="3.5cm">
          <draw:text-box>
            <text:p text:style-name="P2"><text:span text:style-name="T2">de una PC a otra</text:span></text:p>
          </draw:text-box>
        </draw:frame>
        <draw:custom-shape draw:style-name="gr2" draw:text-style-name="P4" draw:layer="layout" svg:width="6cm" svg:height="3.25cm" svg:x="11.5cm" svg:y="7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9.5cm" svg:height="9.5cm" svg:x="1.5cm" svg:y="5cm">
          <draw:image xlink:href="Pictures/10000201000001BC000001BC55E9F223C0DAA58D.png" xlink:type="simple" xlink:show="embed" xlink:actuate="onLoad">
            <text:p/>
          </draw:image>
        </draw:frame>
        <draw:frame draw:style-name="gr3" draw:text-style-name="P5" draw:layer="layout" svg:width="15.833cm" svg:height="9.5cm" svg:x="13.167cm" svg:y="5.5cm">
          <draw:image xlink:href="Pictures/10000201000005000000030001F6DF43B64286F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reo_25_20veo_5f_1280x1024_5f_1" draw:display-name="reo%20veo_1280x1024_1" xlink:href="Pictures/100000000000050000000400CFD5F1B5CAC1120D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eo-veo1-background" style:family="presentation">
      <style:graphic-properties draw:stroke="none" draw:fill="bitmap" draw:fill-image-name="reo_25_20veo_5f_1280x1024_5f_1" draw:fill-image-width="100%" draw:fill-image-height="100%"/>
      <style:text-properties style:letter-kerning="true"/>
    </style:style>
    <style:style style:name="reo-veo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o-veo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o-veo1-outline1" style:family="presentation">
      <style:graphic-properties draw:stroke="none" draw:fill="none">
        <text:list-style style:name="reo-ve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2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outline2" style:family="presentation" style:parent-style-name="reo-veo1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reo-veo1-outline3" style:family="presentation" style:parent-style-name="reo-veo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reo-veo1-outline4" style:family="presentation" style:parent-style-name="reo-veo1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reo-veo1-outline5" style:family="presentation" style:parent-style-name="reo-veo1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6" style:family="presentation" style:parent-style-name="reo-veo1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7" style:family="presentation" style:parent-style-name="reo-veo1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8" style:family="presentation" style:parent-style-name="reo-veo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outline9" style:family="presentation" style:parent-style-name="reo-veo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o-veo1-subtitle" style:family="presentation">
      <style:graphic-properties draw:stroke="none" draw:fill="none" draw:textarea-vertical-align="middle">
        <text:list-style style:name="reo-veo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o-veo1-title" style:family="presentation">
      <style:graphic-properties draw:stroke="none" draw:fill="none" draw:textarea-vertical-align="middle">
        <text:list-style style:name="reo-veo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33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reo_25_20veo_5f_1280x1024_5f_1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o-veo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o-veo1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o-ve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o-veo1" style:page-layout-name="PM1" draw:style-name="Mdp1">
      <draw:frame presentation:style-name="reo-veo1-title" draw:layer="backgroundobjects" svg:width="25.199cm" svg:height="2.63cm" svg:x="1.4cm" svg:y="0.627cm" presentation:class="title" presentation:placeholder="true">
        <draw:text-box/>
      </draw:frame>
      <draw:frame presentation:style-name="reo-veo1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reo-veo1-title" draw:layer="backgroundobjects" svg:width="14.848cm" svg:height="11.136cm" svg:x="3.075cm" svg:y="2.257cm" presentation:class="page"/>
        <draw:frame presentation:style-name="reo-veo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8T16:43:16.978899160</meta:creation-date>
    <meta:editing-duration>PT25M54S</meta:editing-duration>
    <meta:editing-cycles>7</meta:editing-cycles>
    <meta:generator>LibreOffice/5.0.2.2$Linux_x86 LibreOffice_project/00m0$Build-2</meta:generator>
    <dc:description>Free.</dc:description>
    <dc:title>Reo Veo 1</dc:title>
    <meta:initial-creator>wachin </meta:initial-creator>
    <dc:date>2016-01-08T20:57:22.307051113</dc:date>
    <dc:creator>wachin </dc:creator>
    <meta:document-statistic meta:object-count="28"/>
    <meta:user-defined meta:name="Informacja 1"/>
    <meta:user-defined meta:name="Informacja 2"/>
    <meta:user-defined meta:name="Informacja 3"/>
    <meta:user-defined meta:name="Informacja 4"/>
  </office:meta>
</office:document-meta>
</file>